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obtenido de <text:s/><text:a xlink:type="simple" xlink:href="https://www.gnu.org/software/gsl/doc/html/statistics.html#examples" text:style-name="Internet_20_link" text:visited-style-name="Visited_20_Internet_20_Link">https://www.gnu.org/software/gsl/doc/html/statistics.html#examples</text:a></text:p>
      <text:p text:style-name="Standard"/>
      <text:p text:style-name="Standard">Calcula promedio y varianza de datos ingresados.</text:p>
      <text:p text:style-name="Standard"/>
      <text:p text:style-name="Standard">La salida del programa es la siguiente:</text:p>
      <text:p text:style-name="Standard"/>
      <text:p text:style-name="Standard"><text:tab/><text:tab/>The dataset is 17.2, 18.1, 16.5, 18.3, 12.6</text:p>
      <text:p text:style-name="Standard"><text:tab/><text:tab/>The sample mean is 16.54</text:p>
      <text:p text:style-name="Standard"><text:tab/><text:tab/>The estimated variance is 5.373</text:p>
      <text:p text:style-name="Standard"><text:tab/><text:tab/>The largest value is 18.3</text:p>
      <text:p text:style-name="Standard"><text:tab/><text:tab/>The smallest value is 12.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2:53.280384273</dc:date>
    <meta:editing-duration>PT29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8" meta:word-count="46" meta:character-count="333" meta:non-whitespace-character-count="284"/>
  </office:meta>
</office:document-meta>
</file>